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a9b" officeooo:paragraph-rsid="000c0a9b"/>
    </style:style>
    <style:style style:name="P2" style:family="paragraph" style:parent-style-name="Standard">
      <style:text-properties officeooo:rsid="000f28ac" officeooo:paragraph-rsid="000c0a9b"/>
    </style:style>
    <style:style style:name="P3" style:family="paragraph" style:parent-style-name="Standard">
      <style:text-properties officeooo:rsid="000f28ac" officeooo:paragraph-rsid="000f28ac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f28ac" officeooo:paragraph-rsid="000c0a9b"/>
    </style:style>
    <style:style style:name="P5" style:family="paragraph" style:parent-style-name="Standard">
      <style:text-properties officeooo:rsid="000f28ac" officeooo:paragraph-rsid="000f28ac"/>
    </style:style>
    <style:style style:name="P6" style:family="paragraph" style:parent-style-name="Standard">
      <style:text-properties officeooo:rsid="00107f43" officeooo:paragraph-rsid="00107f43"/>
    </style:style>
    <style:style style:name="P7" style:family="paragraph" style:parent-style-name="Standard">
      <style:text-properties officeooo:rsid="00142c34" officeooo:paragraph-rsid="00142c34"/>
    </style:style>
    <style:style style:name="T1" style:family="text">
      <style:text-properties officeooo:rsid="000e084f"/>
    </style:style>
    <style:style style:name="T2" style:family="text">
      <style:text-properties officeooo:rsid="00112cbd"/>
    </style:style>
    <style:style style:name="T3" style:family="text">
      <style:text-properties officeooo:rsid="001182ea"/>
    </style:style>
    <style:style style:name="T4" style:family="text">
      <style:text-properties officeooo:rsid="0012a9af"/>
    </style:style>
    <style:style style:name="T5" style:family="text">
      <style:text-properties officeooo:rsid="00133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of of induction on Recurrence Relation</text:p>
      <text:p text:style-name="P1"/>
      <text:p text:style-name="P1">R(0) = 2</text:p>
      <text:p text:style-name="P1"/>
      <text:p text:style-name="P1">R(n) = nR(n-1) +1</text:p>
      <text:p text:style-name="P1"/>
      <text:p text:style-name="P1">Table</text:p>
      <text:p text:style-name="P1"/>
      <text:p text:style-name="P1">0<text:tab/>2</text:p>
      <text:p text:style-name="P1">1<text:tab/>3</text:p>
      <text:p text:style-name="P1">2<text:tab/>7</text:p>
      <text:p text:style-name="P1">3<text:tab/>22</text:p>
      <text:p text:style-name="P1">4<text:tab/>89</text:p>
      <text:p text:style-name="P1"/>
      <text:p text:style-name="P1">expanding it</text:p>
      <text:p text:style-name="P1"/>
      <text:p text:style-name="P1">R(n) = nR(n-1)+1</text:p>
      <text:p text:style-name="P1"/>
      <text:p text:style-name="P1">= n(n-1)*R(n-2)+1)+1</text:p>
      <text:p text:style-name="P1">= n(n-1(n-2)*R(n-3)+1)+1)+1</text:p>
      <text:p text:style-name="P1">= n(n-1(n-2(n-3)*R(n-4)+n(n-1)(n-2)+n(n-1)+n+1</text:p>
      <text:p text:style-name="P1">= (n!)2 + <text:span text:style-name="T1">Sigma i=1 n+1 <text:s/>, pi j=i to n, j</text:span></text:p>
      <text:p text:style-name="P4"/>
      <text:p text:style-name="P2"/>
      <text:p text:style-name="P3">i=0;</text:p>
      <text:p text:style-name="P3">while i&lt;n-1</text:p>
      <text:p text:style-name="P3">{</text:p>
      <text:p text:style-name="P3">i=j;</text:p>
      <text:p text:style-name="P3">k=j;</text:p>
      <text:p text:style-name="P3">while i&lt;n{</text:p>
      <text:p text:style-name="P3">if A[i] &lt; min</text:p>
      <text:p text:style-name="P3">k=i</text:p>
      <text:p text:style-name="P3">min = A[i]</text:p>
      <text:p text:style-name="P3"/>
      <text:p text:style-name="P3">i++</text:p>
      <text:p text:style-name="P3">}</text:p>
      <text:p text:style-name="P3">A[j]&lt;-&gt;A[k]</text:p>
      <text:p text:style-name="P3">j++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2/12/15</text:p>
      <text:p text:style-name="P6"/>
      <text:p text:style-name="P6"/>
      <text:p text:style-name="P6">N<text:tab/><text:tab/>Array<text:tab/><text:tab/>Linked-List<text:tab/>Double-Llist</text:p>
      <text:p text:style-name="P6">Clear<text:tab/><text:tab/><text:span text:style-name="T3">1(n)</text:span><text:tab/><text:tab/>1<text:span text:style-name="T2">(n)</text:span><text:tab/><text:tab/><text:span text:style-name="T2">1(n)</text:span></text:p>
      <text:p text:style-name="P6">In<text:span text:style-name="T4">sert</text:span><text:tab/><text:tab/><text:span text:style-name="T5">1, n/2, n<text:tab/>1<text:tab/><text:tab/>1</text:span></text:p>
      <text:p text:style-name="P6">Append<text:tab/><text:span text:style-name="T5">1<text:tab/><text:tab/>1<text:tab/><text:tab/>1</text:span></text:p>
      <text:p text:style-name="P6">Remove<text:tab/><text:span text:style-name="T5">1, n/2, n<text:tab/>1<text:tab/><text:tab/>1</text:span></text:p>
      <text:p text:style-name="P7">MoveToStart<text:tab/>1<text:tab/><text:tab/>1<text:tab/><text:tab/>1</text:p>
      <text:p text:style-name="P7">MoveToEnd<text:tab/>1<text:tab/><text:tab/>1<text:tab/><text:tab/>1</text:p>
      <text:p text:style-name="P7">Previous<text:tab/>1<text:tab/><text:tab/>1, n, n<text:tab/><text:tab/>1</text:p>
      <text:p text:style-name="P7">Next<text:tab/><text:tab/>1<text:tab/><text:tab/>1<text:tab/><text:tab/>1</text:p>
      <text:p text:style-name="P7">length<text:tab/><text:tab/>1<text:tab/><text:tab/>1<text:tab/><text:tab/>1</text:p>
      <text:p text:style-name="P7">Current<text:tab/>1<text:tab/><text:tab/>1<text:tab/><text:tab/>1</text:p>
      <text:p text:style-name="P7">MoveTo<text:tab/>1<text:tab/><text:tab/>1, n/2, n<text:tab/>1, n/2, n</text:p>
      <text:p text:style-name="P7">AtEnd<text:tab/><text:tab/>1<text:tab/><text:tab/>1<text:tab/><text:tab/>1</text:p>
      <text:p text:style-name="P7">GetValue<text:tab/>1<text:tab/><text:tab/>1<text:tab/><text:tab/>1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5:34:02.236000000</meta:creation-date>
    <dc:date>2015-02-17T07:18:32.760000000</dc:date>
    <meta:editing-duration>P6DT15H23M43S</meta:editing-duration>
    <meta:editing-cycles>10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44" meta:word-count="135" meta:character-count="610" meta:non-whitespace-character-count="488"/>
  </office:meta>
</office:document-meta>
</file>